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justify" style:justify-single-word="fals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fo:margin-left="0cm" fo:margin-right="0cm" fo:text-indent="0cm" style:auto-text-indent="false">
        <style:tab-stops>
          <style:tab-stop style:position="17cm" style:type="right" style:leader-style="dotted" style:leader-text="."/>
        </style:tab-stops>
      </style:paragraph-properties>
    </style:style>
    <style:style style:name="P5" style:family="paragraph" style:parent-style-name="Heading_20_1">
      <style:paragraph-properties fo:text-align="justify" style:justify-single-word="false"/>
    </style:style>
    <style:style style:name="P6" style:family="paragraph" style:parent-style-name="Heading_20_2">
      <style:paragraph-properties fo:text-align="center" style:justify-single-word="false"/>
    </style:style>
    <style:style style:name="P7" style:family="paragraph" style:parent-style-name="Text_20_body">
      <style:paragraph-properties fo:text-align="justify" style:justify-single-word="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
      <text:h text:style-name="P6" text:outline-level="2"/>
      <text:h text:style-name="P6" text:outline-level="2"/>
      <text:h text:style-name="P6" text:outline-level="2">Ciclo</text:h>
      <text:h text:style-name="P6" text:outline-level="2"><text:s/>Administración de Sistemas Informáticos en Red</text:h>
      <text:p text:style-name="Text_20_body"/>
      <text:h text:style-name="P6" text:outline-level="2">Proyecto</text:h>
      <text:h text:style-name="P6" text:outline-level="2"><text:s/>Software MDM (Mobile Device Management)</text:h>
      <text:p text:style-name="Text_20_body"/>
      <text:h text:style-name="P6" text:outline-level="2">Alumno</text:h>
      <text:h text:style-name="P6" text:outline-level="2">Ernesto Álvarez Siles</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table-of-content text:style-name="Sect1"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text:soft-page-break/>Índice de contenido</text:p>
          </text:index-title>
          <text:p text:style-name="P4">Portada <text:tab/>1</text:p>
          <text:p text:style-name="P3">Introducción y justificación<text:tab/>3</text:p>
          <text:p text:style-name="P3">Objetivos<text:tab/>3</text:p>
          <text:p text:style-name="P3">Análisis del contexto<text:tab/>3</text:p>
          <text:p text:style-name="P3">Desarrollo del contenido<text:tab/>3</text:p>
          <text:p text:style-name="P3">Conclusión y valoración personal<text:tab/>3</text:p>
          <text:p text:style-name="P3">Bibliografía y fuentes de consulta<text:tab/>3</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Heading_20_1" text:outline-level="1"><text:soft-page-break/>Introducción y justificación</text:h>
      <text:p text:style-name="P2"><text:tab/>La proliferación y el uso de forma común de dispositivos móviles (teléfonos inteligentes, tabletas...) <text:s/>por parte de la mayoría de la población y la diversidad de aplicaciones que hoy en día existen para dichos dispositivos, permiten darle un uso intensivo por parte de los usuarios en los más diversos escenarios, tanto de ocio como de trabajo o en los estudios. </text:p>
      <text:p text:style-name="P2"><text:tab/>En el ámbito de la enseñanza han visto en estos dispositivos y sus aplicaciones una oportunidad de ayudar a aumentar la productividad de los alumnos. En centros educativos con un número significativo de alumnos que utilicen este tipo de aparatos en diariamente, se hace engorrosa la tarea de actualizar dichos dispositivos con nuevas versiones o con nuevas aplicaciones si se hace de uno en uno. Por lo tanto, sería conveniente la ayuda de algún tipo de aplicación que permita la actualización e instalación masiva de aplicaciones a distancia y en todos los dispositivos a la vez o a elección del administrador. </text:p>
      <text:h text:style-name="P5" text:outline-level="1">Objetivos</text:h>
      <text:p text:style-name="P2"><text:tab/>El objetivo de este proyecto es averiguar las prestaciones de dichas aplicaciones, denominadas MDM (Mobile Device Management), realizar una comparativa teniendo en cuenta varios parámetros y que dicho estudio nos ayude a decidir cual de ellas nos convendría más usar en nuestro ámbito concreto y según nuestras necesidades. </text:p>
      <text:h text:style-name="Heading_20_1" text:outline-level="1">Análisis del contexto</text:h>
      <text:p text:style-name="P2"><text:tab/>En el mercado actual existen una gran cantidad de estas aplicaciones de los tipos más diversos (gratuitas, de pago, con períodos de prueba) y con diferentes prestaciones (geolocalización, selección, instalación y actualización de aplicaciones, sincronización de archivos, etc.). Algunas empresas incluso han aprovechado esta diversificación para sacar sus propias líneas de producto que han denominado EMM (Enterprise Mobile Management). </text:p>
      <text:h text:style-name="P5" text:outline-level="1">Desarrollo del contenido</text:h>
      <text:p text:style-name="P2"><text:tab/>La arquitectura de este tipo de software normalmente consiste en un agente, que se instala en cada uno de los dispositivos, un servidor desde el que se realizan las instalaciones, actualizaciones, etc. y una base de datos que almacena todo la información recabada de los dispositivos móviles. </text:p>
      <text:p text:style-name="P2">- AirWatch <text:s/>MDM</text:p>
      <text:p text:style-name="P2">Multiplataforma</text:p>
      <text:p text:style-name="P2">Modelos de entrega como dispositivo en las instalaciones y como SaaS en la nube</text:p>
      <text:p text:style-name="P2">Software para gestión de aplicaciones, de gasto móvil y de contenido</text:p>
      <text:p text:style-name="P2">Seguimiento des estado del dispositivo y de plazos de asistencia técnica</text:p>
      <text:p text:style-name="P2">Puerta de enlace para correo electrónico.</text:p>
      <text:p text:style-name="P2"/>
      <text:p text:style-name="P2">- Samanage MDM</text:p>
      <text:p text:style-name="P2">Manage Engine MDM</text:p>
      <text:p text:style-name="P2">MaaS360 MDM</text:p>
      <text:p text:style-name="P2">MobileEther MDM</text:p>
      <text:p text:style-name="P2">eMOBUS MDM</text:p>
      <text:p text:style-name="P2"><text:soft-page-break/>SysAid MDM</text:p>
      <text:p text:style-name="P2">Codeproof MDM</text:p>
      <text:p text:style-name="P2">Comodo Device Manager</text:p>
      <text:p text:style-name="P2">TrueVue MDM</text:p>
      <text:h text:style-name="Heading_20_1" text:outline-level="1">Conclusión y valoración personal</text:h>
      <text:h text:style-name="Heading_20_1" text:outline-level="1">Bibliografía y fuentes de consulta</text:h>
      <text:p text:style-name="Text_20_body"><text:a xlink:type="simple" xlink:href="https://es.wikipedia.org/wiki/Mobile_device_management" text:style-name="Internet_20_link" text:visited-style-name="Visited_20_Internet_20_Link">https://es.wikipedia.org/wiki/Mobile_device_management</text:a></text:p>
      <text:p text:style-name="Text_20_body"><text:a xlink:type="simple" xlink:href="http://www.telecomunicacionesparagerentes.com/10-soluciones-de-gestion-de-dispositivos-moviles-mdm-para-entornos-byod-i/" text:style-name="Internet_20_link" text:visited-style-name="Visited_20_Internet_20_Link">http://www.telecomunicacionesparagerentes.com/10-soluciones-de-gestion-de-dispositivos-moviles-mdm-para-entornos-byod-i/</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27T18:24:42.81</meta:creation-date>
    <dc:date>2016-05-03T10:17:14.16</dc:date>
    <meta:editing-duration>P1DT4H23M46S</meta:editing-duration>
    <meta:editing-cycles>11</meta:editing-cycles>
    <meta:generator>OpenOffice/4.1.2$Win32 OpenOffice.org_project/412m3$Build-9782</meta:generator>
    <dc:creator>Ernesto Álvarez Siles</dc:creator>
    <meta:document-statistic meta:table-count="0" meta:image-count="0" meta:object-count="0" meta:page-count="4" meta:paragraph-count="42" meta:word-count="450" meta:character-count="3086"/>
    <meta:user-defined meta:name="Información 1"/>
    <meta:user-defined meta:name="Información 2"/>
    <meta:user-defined meta:name="Información 3"/>
    <meta:user-defined meta:name="Información 4"/>
  </office:meta>
</office:document-meta>
</file>